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f0213"/>
    </style:style>
    <style:style style:name="P2" style:family="paragraph" style:parent-style-name="Text_20_body">
      <style:text-properties officeooo:paragraph-rsid="000f0213"/>
    </style:style>
    <style:style style:name="P3" style:family="paragraph" style:parent-style-name="Title">
      <style:text-properties officeooo:paragraph-rsid="000f0213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0f0213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6">
      <style:text-properties officeooo:paragraph-rsid="000f0213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Text_20_body" style:list-style-name="L20"/>
    <style:style style:name="P26" style:family="paragraph" style:parent-style-name="Text_20_body" style:list-style-name="L21"/>
    <style:style style:name="P27" style:family="paragraph" style:parent-style-name="Text_20_body" style:list-style-name="L22"/>
    <style:style style:name="P28" style:family="paragraph" style:parent-style-name="Text_20_body" style:list-style-name="L23"/>
    <style:style style:name="P29" style:family="paragraph" style:parent-style-name="Text_20_body" style:list-style-name="L24"/>
    <style:style style:name="P30" style:family="paragraph" style:parent-style-name="Text_20_body" style:list-style-name="L25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T1" style:family="text">
      <style:text-properties style:font-name="Liberation Serif" officeooo:rsid="00142684"/>
    </style:style>
    <style:style style:name="T2" style:family="text">
      <style:text-properties officeooo:rsid="000f0213"/>
    </style:style>
    <style:style style:name="T3" style:family="text">
      <style:text-properties officeooo:rsid="00120a4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Operation Specter: Ground Zero</text:span></text:span></text:p>
      <text:p text:style-name="Text_20_body"><text:span text:style-name="Strong_20_Emphasis"/></text:p>
      <text:p text:style-name="P2">A compact 3D sneaking demo where you must reach an exit without being spotted by patrolling guards → <text:span text:style-name="Strong_20_Emphasis">Metal Gear missions + Splinter Cell gadgets + AI states</text:span></text:p>
      <text:p text:style-name="P2"><text:span text:style-name="Strong_20_Emphasis"/></text:p>
      <text:p text:style-name="Subtitle"><text:span text:style-name="Strong_20_Emphasis">1. CORE LOOP</text:span></text:p>
      <text:list text:style-name="L1">
        <text:list-item>
          <text:p text:style-name="P4">Player enters the test arena</text:p>
        </text:list-item>
        <text:list-item>
          <text:p text:style-name="P4">Sneaks past (or waits for) guards</text:p>
        </text:list-item>
        <text:list-item>
          <text:p text:style-name="P4">Avoids detection cones</text:p>
        </text:list-item>
        <text:list-item>
          <text:p text:style-name="P4">Reaches the exit door</text:p>
        </text:list-item>
        <text:list-item>
          <text:p text:style-name="P5">If caught → Level resets instantly (nice for quick iteration)</text:p>
        </text:list-item>
      </text:list>
      <text:p text:style-name="P2"><text:span text:style-name="Strong_20_Emphasis"/></text:p>
      <text:p text:style-name="Subtitle"><text:span text:style-name="Strong_20_Emphasis">2. PLAYER MECHANICS</text:span></text:p>
      <text:h text:style-name="Heading_20_3" text:outline-level="3"><text:s/>Movement</text:h>
      <text:list text:style-name="L2">
        <text:list-item>
          <text:p text:style-name="P6">Third-person</text:p>
        </text:list-item>
        <text:list-item>
          <text:p text:style-name="P6">Crouch (quieter, harder to detect)</text:p>
        </text:list-item>
        <text:list-item>
          <text:p text:style-name="P6">Walk/Run toggle</text:p>
        </text:list-item>
      </text:list>
      <text:h text:style-name="Heading_20_3" text:outline-level="3"><text:s/>Advanced</text:h>
      <text:list text:style-name="L3">
        <text:list-item>
          <text:p text:style-name="P7">Lean left/right around corners</text:p>
        </text:list-item>
        <text:list-item>
          <text:p text:style-name="P7">Wall hugging</text:p>
        </text:list-item>
        <text:list-item>
          <text:p text:style-name="P7">Low visibility areas (bushes, shadows)</text:p>
        </text:list-item>
      </text:list>
      <text:h text:style-name="Heading_20_3" text:outline-level="3"><text:s/>Interaction</text:h>
      <text:list text:style-name="L4">
        <text:list-item>
          <text:p text:style-name="P8">Throw a small object to distract guards</text:p>
        </text:list-item>
        <text:list-item>
          <text:p text:style-name="P8">Disable a light with a press</text:p>
        </text:list-item>
        <text:list-item>
          <text:p text:style-name="P8">Pick up a keycard to open the exit door</text:p>
        </text:list-item>
      </text:list>
      <text:p text:style-name="Subtitle"><text:span text:style-name="Strong_20_Emphasis"/></text:p>
      <text:p text:style-name="Subtitle"><text:span text:style-name="Strong_20_Emphasis"/></text:p>
      <text:p text:style-name="Text_20_body"><text:span text:style-name="Strong_20_Emphasis"/></text:p>
      <text:p text:style-name="Subtitle"><text:soft-page-break/><text:span text:style-name="Strong_20_Emphasis">3. ENEMY AI</text:span></text:p>
      <text:p text:style-name="Text_20_body"><text:span text:style-name="Strong_20_Emphasis"/></text:p>
      <text:p text:style-name="Text_20_body">Each guard uses a minimal Finite State Machine:</text:p>
      <text:h text:style-name="Heading_20_3" text:outline-level="3"><text:span text:style-name="Strong_20_Emphasis">1. PATROL </text:span><text:span text:style-name="Strong_20_Emphasis"><text:span text:style-name="T2">(Blue State)</text:span></text:span></text:h>
      <text:list text:style-name="L5">
        <text:list-item>
          <text:p text:style-name="P9">Walks along a Path3D or waypoint list</text:p>
        </text:list-item>
        <text:list-item>
          <text:p text:style-name="P9">Has a vision cone (mesh or gizmo)</text:p>
        </text:list-item>
        <text:list-item>
          <text:p text:style-name="P9">Raycasts to check if player is visible</text:p>
        </text:list-item>
        <text:list-item>
          <text:p text:style-name="P9">Light level affects detection speed:</text:p>
          <text:list>
            <text:list-item>
              <text:p text:style-name="P9">Player in light = fast detection</text:p>
            </text:list-item>
            <text:list-item>
              <text:p text:style-name="P9">Player in dark = slow detection or no detection</text:p>
            </text:list-item>
          </text:list>
        </text:list-item>
      </text:list>
      <text:h text:style-name="Heading_20_3" text:outline-level="3"><text:span text:style-name="Strong_20_Emphasis">2. ALERT (</text:span><text:span text:style-name="Strong_20_Emphasis"><text:span text:style-name="T2">Yellow State</text:span></text:span><text:span text:style-name="Strong_20_Emphasis">)</text:span></text:h>
      <text:p text:style-name="Text_20_body">Triggered when the guard hears a noise or briefly sees something.</text:p>
      <text:list text:style-name="L6">
        <text:list-item>
          <text:p text:style-name="P10">Guard walks toward the suspicious spot</text:p>
        </text:list-item>
        <text:list-item>
          <text:p text:style-name="P10">Plays "!" animation</text:p>
        </text:list-item>
        <text:list-item>
          <text:p text:style-name="P10">Looks around for a few seconds</text:p>
        </text:list-item>
        <text:list-item>
          <text:p text:style-name="P11">If nothing found → return to PATROL</text:p>
        </text:list-item>
      </text:list>
      <text:h text:style-name="P1" text:outline-level="3"><text:span text:style-name="Strong_20_Emphasis">3. CHASE </text:span><text:span text:style-name="Strong_20_Emphasis"><text:span text:style-name="T2">(Red State)</text:span></text:span></text:h>
      <text:p text:style-name="Text_20_body">Triggered when the player is clearly seen.</text:p>
      <text:list text:style-name="L7">
        <text:list-item>
          <text:p text:style-name="P12">Guard runs directly toward player</text:p>
        </text:list-item>
        <text:list-item>
          <text:p text:style-name="P12">Player gets caught → screen flash + reset</text:p>
        </text:list-item>
      </text:list>
      <text:p text:style-name="Text_20_body"/>
      <text:p text:style-name="Subtitle"><text:span text:style-name="Strong_20_Emphasis">4. DETECTION SYSTEM</text:span></text:p>
      <text:h text:style-name="Heading_20_3" text:outline-level="3"><text:span text:style-name="Strong_20_Emphasis">A. Vision Cone (visible)</text:span></text:h>
      <text:list text:style-name="L8">
        <text:list-item>
          <text:p text:style-name="P13">Make a transparent mesh or use a MeshInstance</text:p>
        </text:list-item>
        <text:list-item>
          <text:p text:style-name="P13">Attach it to a guard</text:p>
        </text:list-item>
        <text:list-item>
          <text:p text:style-name="P13">If the player overlaps the cone → check raycast</text:p>
        </text:list-item>
      </text:list>
      <text:h text:style-name="Heading_20_3" text:outline-level="3"><text:span text:style-name="Strong_20_Emphasis">B. Pure Raycast (invisible)</text:span></text:h>
      <text:list text:style-name="L9">
        <text:list-item>
          <text:p text:style-name="P14">Guard rotates head/torso</text:p>
        </text:list-item>
        <text:list-item>
          <text:p text:style-name="P14">Multiple rays shoot out</text:p>
        </text:list-item>
        <text:list-item>
          <text:p text:style-name="P14">If ray hits player → detection</text:p>
        </text:list-item>
      </text:list>
      <text:h text:style-name="Heading_20_3" text:outline-level="3"><text:soft-page-break/><text:span text:style-name="Strong_20_Emphasis">C. Light/Dark Stealth</text:span></text:h>
      <text:list text:style-name="L10">
        <text:list-item>
          <text:p text:style-name="P15">Add a <text:span text:style-name="Strong_20_Emphasis">LightExposureCheck</text:span> script to the player</text:p>
        </text:list-item>
        <text:list-item>
          <text:p text:style-name="P15">Cast a ray upward to detect brightness or probe environment light</text:p>
        </text:list-item>
        <text:list-item>
          <text:p text:style-name="P15">Detection meter fills based on brightness</text:p>
        </text:list-item>
      </text:list>
      <text:p text:style-name="Text_20_body"/>
      <text:p text:style-name="Subtitle"><text:span text:style-name="Strong_20_Emphasis">5. LEVEL DESIGN</text:span></text:p>
      <text:p text:style-name="Text_20_body">A good stealth sandbox needs:</text:p>
      <text:list text:style-name="L11">
        <text:list-item>
          <text:p text:style-name="P16">Long hallway with patrol routes</text:p>
        </text:list-item>
        <text:list-item>
          <text:p text:style-name="P16">Pillars for hiding</text:p>
        </text:list-item>
        <text:list-item>
          <text:p text:style-name="P16">Boxes/crates to crouch behind</text:p>
        </text:list-item>
        <text:list-item>
          <text:p text:style-name="P16">One or two shadow areas</text:p>
        </text:list-item>
        <text:list-item>
          <text:p text:style-name="P16">A raised platform or balcony</text:p>
        </text:list-item>
        <text:list-item>
          <text:p text:style-name="P16">At least one guard with a looping patrol</text:p>
        </text:list-item>
        <text:list-item>
          <text:p text:style-name="P16">Maybe one stationary guard scanning side-to-side</text:p>
        </text:list-item>
      </text:list>
      <text:p text:style-name="Text_20_body"/>
      <text:p text:style-name="Subtitle"><text:span text:style-name="Strong_20_Emphasis">6. UI &amp; FEEDBACK</text:span></text:p>
      <text:h text:style-name="Heading_20_3" text:outline-level="3">Detection meter</text:h>
      <text:list text:style-name="L12">
        <text:list-item>
          <text:p text:style-name="P17">A circular gauge</text:p>
        </text:list-item>
        <text:list-item>
          <text:p text:style-name="P17">Goes from <text:span text:style-name="T2">Blue</text:span> → <text:span text:style-name="T2">Y</text:span>ellow → <text:span text:style-name="T2">R</text:span>ed</text:p>
        </text:list-item>
        <text:list-item>
          <text:p text:style-name="P17">Fully red = spotted</text:p>
        </text:list-item>
      </text:list>
      <text:h text:style-name="Heading_20_3" text:outline-level="3">Soft vignette when hiding</text:h>
      <text:list text:style-name="L13">
        <text:list-item>
          <text:p text:style-name="P18">Makes shadows feel impactful</text:p>
        </text:list-item>
      </text:list>
      <text:h text:style-name="Heading_20_3" text:outline-level="3">Sound cues</text:h>
      <text:list text:style-name="L14">
        <text:list-item>
          <text:p text:style-name="P19">“!” sound when a guard becomes suspicious</text:p>
        </text:list-item>
        <text:list-item>
          <text:p text:style-name="P19">Musical sting when detected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soft-page-break/><text:span text:style-name="Strong_20_Emphasis">ROADMAP (4 Months) — Total Estimated Work: ~65–80 hours</text:span></text:p>
      <text:p text:style-name="Text_20_body"><text:span text:style-name="Strong_20_Emphasis"/></text:p>
      <text:p text:style-name="Subtitle"><text:span text:style-name="Strong_20_Emphasis">PHASE 1 — Month 1: Core Foundations</text:span></text:p>
      <text:p text:style-name="Text_20_body"><text:span text:style-name="Strong_20_Emphasis"/></text:p>
      <text:p text:style-name="Text_20_body"><text:span text:style-name="Strong_20_Emphasis">Goal:</text:span> Build the skeleton of the game<text:line-break/><text:span text:style-name="Strong_20_Emphasis">Total: ~18h</text:span></text:p>
      <text:p text:style-name="Text_20_body"><text:span text:style-name="Strong_20_Emphasis"/></text:p>
      <text:h text:style-name="Heading_20_3" text:outline-level="3"><text:span text:style-name="Strong_20_Emphasis">Week 1 — Project Setup (3h)</text:span></text:h>
      <text:list text:style-name="L15">
        <text:list-item>
          <text:p text:style-name="P20">Create Godot project &amp; folder structure</text:p>
        </text:list-item>
        <text:list-item>
          <text:p text:style-name="P20">Import a basic third-person character</text:p>
        </text:list-item>
        <text:list-item>
          <text:p text:style-name="P20">Set up environment prototype blocks</text:p>
        </text:list-item>
        <text:list-item>
          <text:p text:style-name="P20">Scene structure: Player, Guard, Level, UI</text:p>
        </text:list-item>
      </text:list>
      <text:p text:style-name="Text_20_body"><text:span text:style-name="Strong_20_Emphasis">Deliverable:</text:span> Project boots with a dummy scene.</text:p>
      <text:h text:style-name="Heading_20_2" text:outline-level="2"><text:span text:style-name="Strong_20_Emphasis"/></text:h>
      <text:h text:style-name="Heading_20_3" text:outline-level="3"><text:span text:style-name="Strong_20_Emphasis">Week 2 — Player Controller Basic (5h)</text:span></text:h>
      <text:list text:style-name="L16">
        <text:list-item>
          <text:p text:style-name="P21">Third-person movement</text:p>
        </text:list-item>
        <text:list-item>
          <text:p text:style-name="P21">Camera orbit</text:p>
        </text:list-item>
        <text:list-item>
          <text:p text:style-name="P21">Crouch (visibility modifier)</text:p>
        </text:list-item>
        <text:list-item>
          <text:p text:style-name="P21">Walk/Run toggle</text:p>
        </text:list-item>
        <text:list-item>
          <text:p text:style-name="P21">Basic shadows/light levels</text:p>
        </text:list-item>
      </text:list>
      <text:p text:style-name="Text_20_body"><text:span text:style-name="Strong_20_Emphasis">Deliverable:</text:span> Player moves realistically in a test room.</text:p>
      <text:h text:style-name="Heading_20_2" text:outline-level="2"><text:span text:style-name="Strong_20_Emphasis"/></text:h>
      <text:h text:style-name="Heading_20_3" text:outline-level="3"><text:span text:style-name="Strong_20_Emphasis">Week 3 — Guard Basic (5h)</text:span></text:h>
      <text:list text:style-name="L17">
        <text:list-item>
          <text:p text:style-name="P22">Implement PATROL movement on Path3D</text:p>
        </text:list-item>
        <text:list-item>
          <text:p text:style-name="P22">Add placeholder model / capsule</text:p>
        </text:list-item>
        <text:list-item>
          <text:p text:style-name="P22">Add vision cone (static shape)</text:p>
        </text:list-item>
        <text:list-item>
          <text:p text:style-name="P22">Add raycast logic</text:p>
        </text:list-item>
      </text:list>
      <text:p text:style-name="Text_20_body"><text:span text:style-name="Strong_20_Emphasis">Deliverable:</text:span> One guard walking a path with a working vision cone.</text:p>
      <text:h text:style-name="Heading_20_2" text:outline-level="2"><text:soft-page-break/><text:span text:style-name="Strong_20_Emphasis"/></text:h>
      <text:h text:style-name="Heading_20_2" text:outline-level="2"><text:span text:style-name="Strong_20_Emphasis">Week 4 — Detection Core (5h)</text:span></text:h>
      <text:list text:style-name="L18">
        <text:list-item>
          <text:p text:style-name="P23">Basic detection meter (Blue → Yellow → Red)</text:p>
        </text:list-item>
        <text:list-item>
          <text:p text:style-name="P23">Integrate raycast → meter fill</text:p>
        </text:list-item>
        <text:list-item>
          <text:p text:style-name="P23">Add reset on full detection</text:p>
        </text:list-item>
        <text:list-item>
          <text:p text:style-name="P23">Simple UI feedback</text:p>
        </text:list-item>
      </text:list>
      <text:p text:style-name="Text_20_body"><text:span text:style-name="Strong_20_Emphasis">Deliverable:</text:span> Player can be caught and level resets.</text:p>
      <text:h text:style-name="Heading_20_1" text:outline-level="1"/>
      <text:p text:style-name="Subtitle"><text:span text:style-name="Strong_20_Emphasis">PHASE 2 — Month 2: AI &amp; Game Feel</text:span></text:p>
      <text:p text:style-name="Text_20_body"><text:span text:style-name="Strong_20_Emphasis"/></text:p>
      <text:p text:style-name="Text_20_body"><text:span text:style-name="Strong_20_Emphasis">Goal:</text:span> Make the game actually feel like stealth.<text:line-break/><text:span text:style-name="Strong_20_Emphasis">Total: ~18–22h</text:span></text:p>
      <text:h text:style-name="Heading_20_2" text:outline-level="2"><text:span text:style-name="Strong_20_Emphasis"/></text:h>
      <text:h text:style-name="Heading_20_3" text:outline-level="3"><text:span text:style-name="Strong_20_Emphasis">Week 1 — Alert State (4h)</text:span></text:h>
      <text:list text:style-name="L19">
        <text:list-item>
          <text:p text:style-name="P24">Suspicion state when guard sees movement</text:p>
        </text:list-item>
        <text:list-item>
          <text:p text:style-name="P24">Guard moves to “last known location”</text:p>
        </text:list-item>
        <text:list-item>
          <text:p text:style-name="P24">Add “!” indicator and animation</text:p>
        </text:list-item>
        <text:list-item>
          <text:p text:style-name="P24">Timer to return to patrol</text:p>
        </text:list-item>
      </text:list>
      <text:p text:style-name="Text_20_body"><text:span text:style-name="Strong_20_Emphasis">Deliverable:</text:span> Guards investigate noise/visual triggers.</text:p>
      <text:h text:style-name="Heading_20_2" text:outline-level="2"><text:span text:style-name="Strong_20_Emphasis"/></text:h>
      <text:h text:style-name="Heading_20_3" text:outline-level="3"><text:span text:style-name="Strong_20_Emphasis">Week 2 — Chase State (4h)</text:span></text:h>
      <text:list text:style-name="L20">
        <text:list-item>
          <text:p text:style-name="P25">Full detection triggers chase</text:p>
        </text:list-item>
        <text:list-item>
          <text:p text:style-name="P25">Guard runs directly toward player</text:p>
        </text:list-item>
        <text:list-item>
          <text:p text:style-name="P25">Basic pathfinding (NavMesh)</text:p>
        </text:list-item>
        <text:list-item>
          <text:p text:style-name="P25">Reset on capture</text:p>
        </text:list-item>
      </text:list>
      <text:p text:style-name="Text_20_body"><text:span text:style-name="Strong_20_Emphasis">Deliverable:</text:span> Guards chase you convincingly.</text:p>
      <text:h text:style-name="Heading_20_2" text:outline-level="2"><text:soft-page-break/><text:span text:style-name="Strong_20_Emphasis"/></text:h>
      <text:h text:style-name="Heading_20_3" text:outline-level="3"><text:span text:style-name="Strong_20_Emphasis">Week 3 — Improved Vision &amp; FoV (4h–6h)</text:span></text:h>
      <text:list text:style-name="L21">
        <text:list-item>
          <text:p text:style-name="P26">Make vision cone dynamic</text:p>
        </text:list-item>
        <text:list-item>
          <text:p text:style-name="P26">Add multiple raycasts</text:p>
        </text:list-item>
        <text:list-item>
          <text:p text:style-name="P26">Add obstacle blocking detection</text:p>
        </text:list-item>
        <text:list-item>
          <text:p text:style-name="P26">Shadow areas reduce detection speed</text:p>
        </text:list-item>
        <text:list-item>
          <text:p text:style-name="P26">Light-level integration</text:p>
        </text:list-item>
      </text:list>
      <text:p text:style-name="Text_20_body"><text:span text:style-name="Strong_20_Emphasis">Deliverable:</text:span> Realistic stealth with shadows and occlusion.</text:p>
      <text:h text:style-name="Heading_20_2" text:outline-level="2"><text:span text:style-name="Strong_20_Emphasis"/></text:h>
      <text:h text:style-name="Heading_20_3" text:outline-level="3"><text:span text:style-name="Strong_20_Emphasis">Week 4 — Player Advanced Moves (6h)</text:span></text:h>
      <text:list text:style-name="L22">
        <text:list-item>
          <text:p text:style-name="P27">Lean left/right</text:p>
        </text:list-item>
        <text:list-item>
          <text:p text:style-name="P27">Wall-hug animation + state</text:p>
        </text:list-item>
        <text:list-item>
          <text:p text:style-name="P27">Smooth transitions</text:p>
        </text:list-item>
        <text:list-item>
          <text:p text:style-name="P27">Sound radius when running vs walking</text:p>
        </text:list-item>
      </text:list>
      <text:p text:style-name="Text_20_body"><text:span text:style-name="Strong_20_Emphasis">Deliverable:</text:span> Player feels more Splinter-Cell-like.</text:p>
      <text:h text:style-name="Heading_20_1" text:outline-level="1"/>
      <text:p text:style-name="Subtitle"><text:span text:style-name="Strong_20_Emphasis">PHASE 3 — Month 3: Level, Interactions &amp; Polish</text:span></text:p>
      <text:p text:style-name="Text_20_body"><text:span text:style-name="Strong_20_Emphasis">Goal:</text:span> Put everything in a real environment.<text:line-break/><text:span text:style-name="Strong_20_Emphasis">Total: ~20–25h</text:span></text:p>
      <text:h text:style-name="Heading_20_2" text:outline-level="2"><text:span text:style-name="Strong_20_Emphasis"/></text:h>
      <text:h text:style-name="Heading_20_3" text:outline-level="3"><text:span text:style-name="Strong_20_Emphasis">Week 1 — Level Building (6h)</text:span></text:h>
      <text:list text:style-name="L23">
        <text:list-item>
          <text:p text:style-name="P28">Build main arena</text:p>
        </text:list-item>
        <text:list-item>
          <text:p text:style-name="P28">Create cover objects</text:p>
        </text:list-item>
        <text:list-item>
          <text:p text:style-name="P28">Add light sources</text:p>
        </text:list-item>
        <text:list-item>
          <text:p text:style-name="P28">Add elevated walkway or balcony</text:p>
        </text:list-item>
        <text:list-item>
          <text:p text:style-name="P28">Add patrol routes</text:p>
        </text:list-item>
      </text:list>
      <text:p text:style-name="Text_20_body"><text:span text:style-name="Strong_20_Emphasis">Deliverable:</text:span> A functional stealth sandbox.</text:p>
      <text:h text:style-name="Heading_20_3" text:outline-level="3"><text:soft-page-break/><text:span text:style-name="Strong_20_Emphasis">Week 2 — Interactables (5h–6h)</text:span></text:h>
      <text:list text:style-name="L24">
        <text:list-item>
          <text:p text:style-name="P29">Throw object to distract guard</text:p>
        </text:list-item>
        <text:list-item>
          <text:p text:style-name="P29">Noise attracts guards → Alert state</text:p>
        </text:list-item>
        <text:list-item>
          <text:p text:style-name="P29">Light switch (turn off lights)</text:p>
        </text:list-item>
        <text:list-item>
          <text:p text:style-name="P29">Keycard pickup + exit door logic</text:p>
        </text:list-item>
      </text:list>
      <text:p text:style-name="Text_20_body"><text:span text:style-name="Strong_20_Emphasis">Deliverable:</text:span> Player can influence the AI.</text:p>
      <text:h text:style-name="Heading_20_2" text:outline-level="2"><text:span text:style-name="Strong_20_Emphasis"/></text:h>
      <text:h text:style-name="Heading_20_3" text:outline-level="3"><text:span text:style-name="Strong_20_Emphasis">Week 3 — Sound &amp; UI Feedback (6h)</text:span></text:h>
      <text:list text:style-name="L25">
        <text:list-item>
          <text:p text:style-name="P30">Footstep noise system</text:p>
        </text:list-item>
        <text:list-item>
          <text:p text:style-name="P30">Suspicion SFX</text:p>
        </text:list-item>
        <text:list-item>
          <text:p text:style-name="P30">Detection “sting”</text:p>
        </text:list-item>
        <text:list-item>
          <text:p text:style-name="P30">Soft vignette + low visibility indicators</text:p>
        </text:list-item>
        <text:list-item>
          <text:p text:style-name="P30"><text:span text:style-name="T3">M</text:span>inimal HUD with stance icon (crouch, lean)</text:p>
        </text:list-item>
      </text:list>
      <text:p text:style-name="Text_20_body"><text:span text:style-name="Strong_20_Emphasis">Deliverable:</text:span> Higher immersion + clarity.</text:p>
      <text:h text:style-name="Heading_20_2" text:outline-level="2"><text:span text:style-name="Strong_20_Emphasis"/></text:h>
      <text:h text:style-name="Heading_20_3" text:outline-level="3"><text:span text:style-name="Strong_20_Emphasis">Week 4 — Visual &amp; Camera Polish (4h–5h)</text:span></text:h>
      <text:list text:style-name="L26">
        <text:list-item>
          <text:p text:style-name="P31">Camera smoothing</text:p>
        </text:list-item>
        <text:list-item>
          <text:p text:style-name="P31">Camera collision</text:p>
        </text:list-item>
        <text:list-item>
          <text:p text:style-name="P31">Add stealth kill camera angle (even if unused)</text:p>
        </text:list-item>
        <text:list-item>
          <text:p text:style-name="P31">Adjust materials &amp; simple lighting pass</text:p>
        </text:list-item>
      </text:list>
      <text:p text:style-name="Text_20_body"><text:span text:style-name="Strong_20_Emphasis">Deliverable:</text:span> The game starts looking clean &amp; professional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text:span text:style-name="Strong_20_Emphasis">PHASE 4 — Month 4: Final Polish, Testing, Prep</text:span></text:p>
      <text:p text:style-name="Text_20_body"><text:span text:style-name="Strong_20_Emphasis">Goal:</text:span> Get the prototype clean, stable, and presentable.<text:line-break/><text:span text:style-name="Strong_20_Emphasis">Total: ~12–15h</text:span></text:p>
      <text:h text:style-name="Heading_20_2" text:outline-level="2"><text:span text:style-name="Strong_20_Emphasis"/></text:h>
      <text:h text:style-name="Heading_20_3" text:outline-level="3"><text:span text:style-name="Strong_20_Emphasis">Week 1 — Balancing &amp; AI Tuning (4h)</text:span></text:h>
      <text:list text:style-name="L27">
        <text:list-item>
          <text:p text:style-name="P32">Tweaking guard speed / FoV</text:p>
        </text:list-item>
        <text:list-item>
          <text:p text:style-name="P32">Tuning shadow detection multipliers</text:p>
        </text:list-item>
        <text:list-item>
          <text:p text:style-name="P32">Fixing weird edge cases</text:p>
        </text:list-item>
        <text:list-item>
          <text:p text:style-name="P32">Debug UI displays</text:p>
        </text:list-item>
      </text:list>
      <text:p text:style-name="Text_20_body"><text:span text:style-name="Strong_20_Emphasis">Deliverable:</text:span> Polished stealth flow.</text:p>
      <text:h text:style-name="Heading_20_2" text:outline-level="2"><text:span text:style-name="Strong_20_Emphasis"/></text:h>
      <text:h text:style-name="Heading_20_3" text:outline-level="3"><text:span text:style-name="Strong_20_Emphasis">Week 2 — Bug Fixing (3h–4h)</text:span></text:h>
      <text:list text:style-name="L28">
        <text:list-item>
          <text:p text:style-name="P33">Fix camera clipping</text:p>
        </text:list-item>
        <text:list-item>
          <text:p text:style-name="P33">Light exposure bugs</text:p>
        </text:list-item>
        <text:list-item>
          <text:p text:style-name="P33">Patrol path issues</text:p>
        </text:list-item>
        <text:list-item>
          <text:p text:style-name="P33">Player getting stuck on ledges</text:p>
        </text:list-item>
        <text:list-item>
          <text:p text:style-name="P33">Reset bugs</text:p>
        </text:list-item>
      </text:list>
      <text:p text:style-name="Text_20_body"><text:span text:style-name="Strong_20_Emphasis">Deliverable:</text:span> Stable build for showcase.</text:p>
      <text:h text:style-name="Heading_20_2" text:outline-level="2"><text:span text:style-name="Strong_20_Emphasis"/></text:h>
      <text:h text:style-name="Heading_20_3" text:outline-level="3"><text:span text:style-name="Strong_20_Emphasis">Week 3 — Presentation Prep (3h–4h)</text:span></text:h>
      <text:list text:style-name="L29">
        <text:list-item>
          <text:p text:style-name="P34">Intro logo: <text:span text:style-name="Strong_20_Emphasis">Operation Specter: Ground Zero</text:span></text:p>
        </text:list-item>
        <text:list-item>
          <text:p text:style-name="P34">Small fade-in</text:p>
        </text:list-item>
        <text:list-item>
          <text:p text:style-name="P34">Create a single splash UI with instructions</text:p>
        </text:list-item>
        <text:list-item>
          <text:p text:style-name="P34">Clean transitions</text:p>
        </text:list-item>
      </text:list>
      <text:p text:style-name="Text_20_body"><text:span text:style-name="Strong_20_Emphasis">Deliverable:</text:span> GDC-ready presentation build.</text:p>
      <text:h text:style-name="Heading_20_2" text:outline-level="2"><text:span text:style-name="Strong_20_Emphasis"/></text:h>
      <text:p text:style-name="Text_20_body"><text:span text:style-name="Strong_20_Emphasis"/></text:p>
      <text:h text:style-name="Heading_20_3" text:outline-level="3"><text:soft-page-break/><text:span text:style-name="Strong_20_Emphasis">Week 4 — Buffer Time (2h–3h)</text:span></text:h>
      <text:p text:style-name="Text_20_body">Used for:</text:p>
      <text:list text:style-name="L30">
        <text:list-item>
          <text:p text:style-name="P35">Extra polish</text:p>
        </text:list-item>
        <text:list-item>
          <text:p text:style-name="P35">Cool small feature</text:p>
        </text:list-item>
        <text:list-item>
          <text:p text:style-name="P35">More assets</text:p>
        </text:list-item>
        <text:list-item>
          <text:p text:style-name="P35">Or keep it for safety</text:p>
        </text:list-item>
      </text:list>
      <text:p text:style-name="Text_20_body"><text:span text:style-name="Strong_20_Emphasis">Deliverable:</text:span> Final vers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21:51:33.061821780</meta:creation-date>
    <dc:date>2025-12-01T09:28:35.513252875</dc:date>
    <meta:editing-duration>PT15M53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9" meta:paragraph-count="183" meta:word-count="1055" meta:character-count="5859" meta:non-whitespace-character-count="5090"/>
  </office:meta>
</office:document-meta>
</file>